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ákladnítext2" style:master-page-name="MP0" style:family="paragraph">
      <style:paragraph-properties fo:break-before="page"/>
    </style:style>
    <style:style style:name="T3" style:parent-style-name="Standardnípísmoodstavce" style:family="text">
      <style:text-properties fo:font-size="12pt" style:font-size-asian="12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paragraph-properties fo:text-align="justify"/>
    </style:style>
    <style:style style:name="T9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10" style:parent-style-name="Standardnípísmoodstavce" style:family="text">
      <style:text-properties fo:font-size="11pt" style:font-size-asian="11pt" style:font-size-complex="11pt"/>
    </style:style>
    <style:style style:name="T11" style:parent-style-name="Standardnípísmoodstavce" style:family="text">
      <style:text-properties fo:font-size="11pt" style:font-size-asian="11pt" style:font-size-complex="11pt"/>
    </style:style>
    <style:style style:name="T12" style:parent-style-name="Standardnípísmoodstavce" style:family="text">
      <style:text-properties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" style:parent-style-name="Standard" style:family="paragraph">
      <style:paragraph-properties fo:text-align="justify"/>
    </style:style>
    <style:style style:name="T15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16" style:parent-style-name="Standardnípísmoodstavce" style:family="text">
      <style:text-properties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fo:font-weight="bold" style:font-weight-asian="bold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23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24" style:parent-style-name="Standard" style:family="paragraph">
      <style:paragraph-properties fo:text-align="justify" fo:text-indent="0.4916in"/>
    </style:style>
    <style:style style:name="T25" style:parent-style-name="Standardnípísmoodstavce" style:family="text">
      <style:text-properties fo:font-size="11pt" style:font-size-asian="11pt" style:font-size-complex="11pt"/>
    </style:style>
    <style:style style:name="T26" style:parent-style-name="Standardnípísmoodstavce" style:family="text">
      <style:text-properties fo:font-size="11pt" style:font-size-asian="11pt" style:font-size-complex="11pt"/>
    </style:style>
    <style:style style:name="T27" style:parent-style-name="Standardnípísmoodstavce" style:family="text">
      <style:text-properties fo:font-size="11pt" style:font-size-asian="11pt" style:font-size-complex="11pt"/>
    </style:style>
    <style:style style:name="T28" style:parent-style-name="Standardnípísmoodstavce" style:family="text">
      <style:text-properties fo:font-size="11pt" style:font-size-asian="11pt" style:font-size-complex="11pt"/>
    </style:style>
    <style:style style:name="P29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30" style:parent-style-name="Standard" style:family="paragraph">
      <style:paragraph-properties fo:text-align="justify" fo:text-indent="0.4916in"/>
    </style:style>
    <style:style style:name="T31" style:parent-style-name="Standardnípísmoodstavce" style:family="text">
      <style:text-properties fo:font-size="11pt" style:font-size-asian="11pt" style:font-size-complex="11pt"/>
    </style:style>
    <style:style style:name="T32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33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34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6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7" style:parent-style-name="Standard" style:family="paragraph">
      <style:paragraph-properties fo:text-align="justify"/>
      <style:text-properties fo:font-weight="bold" style:font-weight-asian="bold" fo:font-size="11pt" style:font-size-asian="11pt" style:font-size-complex="11pt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9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4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4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3" style:parent-style-name="Standard" style:family="paragraph">
      <style:paragraph-properties fo:text-align="justify" fo:text-indent="0.4916in"/>
    </style:style>
    <style:style style:name="T44" style:parent-style-name="Standardnípísmoodstavce" style:family="text">
      <style:text-properties fo:font-size="11pt" style:font-size-asian="11pt" style:font-size-complex="11pt"/>
    </style:style>
    <style:style style:name="T45" style:parent-style-name="Standardnípísmoodstavce" style:family="text">
      <style:text-properties fo:font-size="11pt" style:font-size-asian="11pt" style:font-size-complex="11pt"/>
    </style:style>
    <style:style style:name="T46" style:parent-style-name="Standardnípísmoodstavce" style:family="text">
      <style:text-properties fo:font-size="11pt" style:font-size-asian="11pt" style:font-size-complex="11pt"/>
    </style:style>
    <style:style style:name="P47" style:parent-style-name="Standard" style:family="paragraph">
      <style:paragraph-properties fo:text-align="justify" fo:text-indent="0.4916in"/>
    </style:style>
    <style:style style:name="T48" style:parent-style-name="Standardnípísmoodstavce" style:family="text">
      <style:text-properties fo:font-size="11pt" style:font-size-asian="11pt" style:font-size-complex="11pt"/>
    </style:style>
    <style:style style:name="P49" style:parent-style-name="Standard" style:family="paragraph">
      <style:paragraph-properties fo:text-align="justify" fo:text-indent="0.4916in"/>
    </style:style>
    <style:style style:name="T50" style:parent-style-name="Standardnípísmoodstavce" style:family="text">
      <style:text-properties fo:font-size="11pt" style:font-size-asian="11pt" style:font-size-complex="11pt"/>
    </style:style>
    <style:style style:name="P51" style:parent-style-name="Standard" style:family="paragraph">
      <style:paragraph-properties fo:text-align="justify"/>
    </style:style>
    <style:style style:name="T52" style:parent-style-name="Standardnípísmoodstavce" style:family="text">
      <style:text-properties fo:font-size="11pt" style:font-size-asian="11pt" style:font-size-complex="11pt"/>
    </style:style>
    <style:style style:name="T53" style:parent-style-name="Standardnípísmoodstavce" style:family="text">
      <style:text-properties fo:font-size="11pt" style:font-size-asian="11pt" style:font-size-complex="11pt"/>
    </style:style>
    <style:style style:name="T54" style:parent-style-name="Standardnípísmoodstavce" style:family="text">
      <style:text-properties fo:font-size="11pt" style:font-size-asian="11pt" style:font-size-complex="11pt"/>
    </style:style>
    <style:style style:name="P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58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59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6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61" style:parent-style-name="Standard" style:family="paragraph">
      <style:paragraph-properties fo:widows="0" fo:orphans="0" fo:text-align="justify" style:line-height-at-least="0.1666in"/>
      <style:text-properties fo:font-size="11pt" style:font-size-asian="11pt" style:font-size-complex="11pt"/>
    </style:style>
    <style:style style:name="P62" style:parent-style-name="Standard" style:family="paragraph">
      <style:paragraph-properties fo:widows="0" fo:orphans="0" fo:text-align="justify" style:line-height-at-least="0.1666in"/>
      <style:text-properties fo:font-size="11pt" style:font-size-asian="11pt" style:font-size-complex="11pt"/>
    </style:style>
    <style:style style:name="P63" style:parent-style-name="Standard" style:family="paragraph">
      <style:paragraph-properties fo:widows="0" fo:orphans="0" fo:text-align="justify" style:line-height-at-least="0.1666in"/>
    </style:style>
    <style:style style:name="T64" style:parent-style-name="Standardnípísmoodstavce" style:family="text">
      <style:text-properties fo:font-size="11pt" style:font-size-asian="11pt" style:font-size-complex="11pt"/>
    </style:style>
    <style:style style:name="P65" style:parent-style-name="Standard" style:family="paragraph">
      <style:paragraph-properties fo:text-align="justify" fo:text-indent="0.4916in"/>
    </style:style>
    <style:style style:name="T66" style:parent-style-name="Standardnípísmoodstavce" style:family="text">
      <style:text-properties fo:font-size="11pt" style:font-size-asian="11pt" style:font-size-complex="11pt"/>
    </style:style>
    <style:style style:name="T67" style:parent-style-name="Standardnípísmoodstavce" style:family="text">
      <style:text-properties fo:font-size="11pt" style:font-size-asian="11pt" style:font-size-complex="11pt"/>
    </style:style>
    <style:style style:name="T68" style:parent-style-name="Standardnípísmoodstavce" style:family="text">
      <style:text-properties fo:font-size="11pt" style:font-size-asian="11pt" style:font-size-complex="11pt"/>
    </style:style>
    <style:style style:name="P69" style:parent-style-name="Standard" style:family="paragraph">
      <style:paragraph-properties fo:text-align="justify" fo:text-indent="0.4916in"/>
    </style:style>
    <style:style style:name="T70" style:parent-style-name="Standardnípísmoodstavce" style:family="text">
      <style:text-properties fo:font-size="11pt" style:font-size-asian="11pt" style:font-size-complex="11pt"/>
    </style:style>
    <style:style style:name="T71" style:parent-style-name="Standardnípísmoodstavce" style:family="text">
      <style:text-properties fo:font-size="11pt" style:font-size-asian="11pt" style:font-size-complex="11pt"/>
    </style:style>
    <style:style style:name="T72" style:parent-style-name="Standardnípísmoodstavce" style:family="text">
      <style:text-properties fo:font-size="11pt" style:font-size-asian="11pt" style:font-size-complex="11pt"/>
    </style:style>
    <style:style style:name="T73" style:parent-style-name="Standardnípísmoodstavce" style:family="text">
      <style:text-properties fo:font-size="11pt" style:font-size-asian="11pt" style:font-size-complex="11pt"/>
    </style:style>
    <style:style style:name="P74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75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7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77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78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1pt" style:font-size-asian="11pt" style:font-size-complex="11pt"/>
    </style:style>
    <style:style style:name="P79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1pt" style:font-size-asian="11pt" style:font-size-complex="11pt"/>
    </style:style>
    <style:style style:name="P80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1pt" style:font-size-asian="11pt" style:font-size-complex="11pt"/>
    </style:style>
    <style:style style:name="P8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82" style:parent-style-name="Standardnípísmoodstavce" style:family="text">
      <style:text-properties fo:font-size="11pt" style:font-size-asian="11pt" style:font-size-complex="11pt"/>
    </style:style>
    <style:style style:name="P8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84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85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8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8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88" style:parent-style-name="Standard" style:family="paragraph">
      <style:paragraph-properties fo:text-align="justify" fo:text-indent="0.4916in"/>
    </style:style>
    <style:style style:name="T89" style:parent-style-name="Standardnípísmoodstavce" style:family="text">
      <style:text-properties fo:font-size="11pt" style:font-size-asian="11pt" style:font-size-complex="11pt"/>
    </style:style>
    <style:style style:name="P9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3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94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1pt" style:font-size-asian="11pt" style:font-size-complex="11pt"/>
    </style:style>
    <style:style style:name="P95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1pt" style:font-size-asian="11pt" style:font-size-complex="11pt"/>
    </style:style>
    <style:style style:name="P9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size="11pt" style:font-size-asian="11pt" style:font-size-complex="11pt"/>
    </style:style>
    <style:style style:name="P9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99" style:parent-style-name="Standard" style:family="paragraph">
      <style:paragraph-properties fo:text-align="center"/>
    </style:style>
    <style:style style:name="T100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P10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0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03" style:parent-style-name="Standard" style:family="paragraph">
      <style:paragraph-properties fo:text-align="justify" fo:text-indent="0.4916in"/>
    </style:style>
    <style:style style:name="T104" style:parent-style-name="Standardnípísmoodstavce" style:family="text">
      <style:text-properties fo:font-size="11pt" style:font-size-asian="11pt" style:font-size-complex="11pt"/>
    </style:style>
    <style:style style:name="P105" style:parent-style-name="Standard" style:family="paragraph">
      <style:paragraph-properties fo:text-align="justify" fo:text-indent="0.4916in"/>
    </style:style>
    <style:style style:name="T106" style:parent-style-name="Standardnípísmoodstavce" style:family="text">
      <style:text-properties fo:font-size="11pt" style:font-size-asian="11pt" style:font-size-complex="11pt"/>
    </style:style>
    <style:style style:name="P10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0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09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11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1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12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113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114" style:parent-style-name="Standard" style:family="paragraph">
      <style:paragraph-properties fo:text-align="center"/>
    </style:style>
    <style:style style:name="T11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P116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7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8" style:parent-style-name="Standard" style:family="paragraph">
      <style:paragraph-properties fo:text-align="justify"/>
    </style:style>
    <style:style style:name="T119" style:parent-style-name="Standardnípísmoodstavce" style:family="text">
      <style:text-properties style:font-weight-complex="bold" fo:font-size="11pt" style:font-size-asian="11pt" style:font-size-complex="11pt"/>
    </style:style>
    <style:style style:name="P120" style:parent-style-name="Standard" style:family="paragraph">
      <style:paragraph-properties fo:text-align="center"/>
      <style:text-properties style:font-weight-complex="bold" fo:font-size="11pt" style:font-size-asian="11pt" style:font-size-complex="11pt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23" style:parent-style-name="Nadpis1" style:family="paragraph">
      <style:text-properties fo:font-size="11pt" style:font-size-asian="11pt" style:font-size-complex="11pt"/>
    </style:style>
    <style:style style:name="P124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25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2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27" style:parent-style-name="Standard" style:family="paragraph">
      <style:paragraph-properties fo:text-align="justify"/>
    </style:style>
    <style:style style:name="T128" style:parent-style-name="Standardnípísmoodstavce" style:family="text">
      <style:text-properties fo:font-size="11pt" style:font-size-asian="11pt" style:font-size-complex="11pt"/>
    </style:style>
    <style:style style:name="T129" style:parent-style-name="Standardnípísmoodstavce" style:family="text">
      <style:text-properties fo:font-size="11pt" style:font-size-asian="11pt" style:font-size-complex="11pt"/>
    </style:style>
    <style:style style:name="T130" style:parent-style-name="Standardnípísmoodstavce" style:family="text">
      <style:text-properties fo:font-size="11pt" style:font-size-asian="11pt" style:font-size-complex="11pt"/>
    </style:style>
    <style:style style:name="P131" style:parent-style-name="Textbody" style:family="paragraph">
      <style:text-properties fo:font-size="11pt" style:font-size-asian="11pt" style:font-size-complex="11pt"/>
    </style:style>
    <style:style style:name="P132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133" style:parent-style-name="Standard" style:family="paragraph">
      <style:paragraph-properties fo:text-align="center"/>
    </style:style>
    <style:style style:name="T13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P135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3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3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38" style:parent-style-name="Standard" style:family="paragraph">
      <style:paragraph-properties fo:text-align="justify" fo:text-indent="0.4916in"/>
    </style:style>
    <style:style style:name="T139" style:parent-style-name="Standardnípísmoodstavce" style:family="text">
      <style:text-properties fo:font-size="11pt" style:font-size-asian="11pt" style:font-size-complex="11pt"/>
    </style:style>
    <style:style style:name="P140" style:parent-style-name="Standard" style:family="paragraph">
      <style:paragraph-properties fo:text-align="justify" fo:text-indent="0.4916in"/>
    </style:style>
    <style:style style:name="T141" style:parent-style-name="Standardnípísmoodstavce" style:family="text">
      <style:text-properties fo:font-size="11pt" style:font-size-asian="11pt" style:font-size-complex="11pt"/>
    </style:style>
    <style:style style:name="P142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 fo:text-indent="0.4916in"/>
      <style:text-properties fo:font-size="11pt" style:font-size-asian="11pt" style:font-size-complex="11pt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45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4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4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9" style:parent-style-name="Standard" style:family="paragraph">
      <style:paragraph-properties fo:text-align="justify" fo:margin-left="0.2361in" fo:text-indent="-0.2361in">
        <style:tab-stops>
          <style:tab-stop style:type="left" style:position="0.25in"/>
        </style:tab-stops>
      </style:paragraph-properties>
      <style:text-properties fo:font-size="11pt" style:font-size-asian="11pt" style:font-size-complex="11pt"/>
    </style:style>
    <style:style style:name="P150" style:parent-style-name="Standard" style:family="paragraph">
      <style:paragraph-properties fo:text-align="justify" fo:margin-left="0.2361in" fo:text-indent="-0.2361in">
        <style:tab-stops>
          <style:tab-stop style:type="left" style:position="0.25in"/>
        </style:tab-stops>
      </style:paragraph-properties>
    </style:style>
    <style:style style:name="T151" style:parent-style-name="Standardnípísmoodstavce" style:family="text">
      <style:text-properties fo:font-size="11pt" style:font-size-asian="11pt" style:font-size-complex="11pt"/>
    </style:style>
    <style:style style:name="P152" style:parent-style-name="Standard" style:family="paragraph">
      <style:paragraph-properties fo:text-align="justify" fo:margin-left="0.2361in" fo:text-indent="-0.2361in">
        <style:tab-stops>
          <style:tab-stop style:type="left" style:position="0.25in"/>
        </style:tab-stops>
      </style:paragraph-properties>
    </style:style>
    <style:style style:name="T153" style:parent-style-name="Standardnípísmoodstavce" style:family="text">
      <style:text-properties fo:font-size="11pt" style:font-size-asian="11pt" style:font-size-complex="11pt"/>
    </style:style>
    <style:style style:name="P154" style:parent-style-name="Standard" style:family="paragraph">
      <style:paragraph-properties fo:text-align="justify">
        <style:tab-stops>
          <style:tab-stop style:type="left" style:position="0.5in"/>
        </style:tab-stops>
      </style:paragraph-properties>
      <style:text-properties fo:font-size="11pt" style:font-size-asian="11pt" style:font-size-complex="11pt"/>
    </style:style>
    <style:style style:name="P1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7" style:parent-style-name="Standard" style:family="paragraph">
      <style:text-properties fo:font-size="11pt" style:font-size-asian="11pt" style:font-size-complex="11pt"/>
    </style:style>
    <style:style style:name="P158" style:parent-style-name="Standard" style:family="paragraph">
      <style:text-properties fo:font-size="11pt" style:font-size-asian="11pt" style:font-size-complex="11pt"/>
    </style:style>
    <style:style style:name="P159" style:parent-style-name="Standard" style:family="paragraph">
      <style:text-properties fo:font-size="11pt" style:font-size-asian="11pt" style:font-size-complex="11pt"/>
    </style:style>
    <style:style style:name="P160" style:parent-style-name="Standard" style:family="paragraph">
      <style:text-properties fo:font-size="11pt" style:font-size-asian="11pt" style:font-size-complex="11pt"/>
    </style:style>
    <style:style style:name="P161" style:parent-style-name="Standard" style:family="paragraph">
      <style:text-properties fo:font-size="11pt" style:font-size-asian="11pt" style:font-size-complex="11pt"/>
    </style:style>
    <style:style style:name="P162" style:parent-style-name="Standard" style:family="paragraph">
      <style:paragraph-properties fo:text-align="justify" fo:margin-left="3.4416in">
        <style:tab-stops/>
      </style:paragraph-properties>
      <style:text-properties fo:font-size="11pt" style:font-size-asian="11pt" style:font-size-complex="11pt"/>
    </style:style>
    <style:style style:name="T163" style:parent-style-name="Standardnípísmoodstavce" style:family="text">
      <style:text-properties fo:font-size="11pt" style:font-size-asian="11pt" style:font-size-complex="11pt"/>
    </style:style>
    <style:style style:name="P164" style:parent-style-name="Standard" style:family="paragraph">
      <style:text-properties fo:font-size="11pt" style:font-size-asian="11pt" style:font-size-complex="11pt"/>
    </style:style>
    <style:style style:name="P165" style:parent-style-name="Nadpis2" style:family="paragraph">
      <style:text-properties fo:font-size="11pt" style:font-size-asian="11pt" style:font-size-complex="11pt"/>
    </style:style>
    <style:style style:name="P166" style:parent-style-name="Nadpis2" style:family="paragraph">
      <style:text-properties fo:font-size="11pt" style:font-size-asian="11pt" style:font-size-complex="11pt"/>
    </style:style>
    <style:style style:name="P167" style:parent-style-name="Standard" style:family="paragraph">
      <style:paragraph-properties fo:text-align="justify" fo:margin-left="3.4416in">
        <style:tab-stops/>
      </style:paragraph-properties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3">Smlouva o koalici pro volby do zastupitelstva městské části Praha 13 v roce 2014 a o spolupráci zastupitelů v městském zastupitelstvu v případě jejich zvolení</text:span></text:p>
      <text:p text:style-name="P4"/>
      <text:p text:style-name="P5"/>
      <text:p text:style-name="P6">Koaliční strany:</text:p>
      <text:p text:style-name="P7"/>
      <text:p text:style-name="P8"><text:span text:style-name="T9">Strana zelených</text:span><text:span text:style-name="T10">, politická strana zastoupená místopředsedkyní pražské Krajské organizace a lídryní kandidátky Zuzanou Drhovou a předsedou ZO Strany zelených v Praze 13 Františkem Nejedlým<text:s/></text:span><text:span text:style-name="T11"><text:line-break/></text:span><text:span text:style-name="T12">(dále jen Zelení nebo SZ)</text:span></text:p>
      <text:p text:style-name="P13"/>
      <text:p text:style-name="P14"><text:span text:style-name="T15">Česká pirátská<text:s/></text:span><text:span text:style-name="T16">strana, zastoupená předsedou Krajského sdružení Praha panem Ondřejem Profantem a dvojkou kandidátky Tomáše Murňákem (dále jen Piráti)</text:span></text:p>
      <text:p text:style-name="P17"/>
      <text:p text:style-name="P18"/>
      <text:p text:style-name="P19"/>
      <text:p text:style-name="P20"/>
      <text:p text:style-name="P21"/>
      <text:p text:style-name="P22">Preambule</text:p>
      <text:p text:style-name="P23"/>
      <text:p text:style-name="P24"><text:span text:style-name="T25">Smluvní strany, vědomy si blízkosti svého programového směřování, uzavírají tuto dohodu o koalici pro volby<text:s/></text:span>do zastupitelstva městské části Praha 13<text:span text:style-name="T26"><text:s/>v ro</text:span><text:span text:style-name="T27">ce 2014 a o spolupráci v případ</text:span><text:span text:style-name="T28">ě zvolení zastupitelů z této kandidátky. Koaliční strany se zavázaly řídit příslušným zákonem a touto smlouvou.</text:span></text:p>
      <text:p text:style-name="P29"/>
      <text:p text:style-name="P30"><text:span text:style-name="T31">Koaliční strany se dohodly, že jejich koalice ponese jméno:<text:s/></text:span><text:span text:style-name="T32">„Zelení a Piráti pro</text:span><text:span text:style-name="T33"><text:s/></text:span><text:span text:style-name="T34">13“.</text:span></text:p>
      <text:p text:style-name="P35"/>
      <text:p text:style-name="P36"/>
      <text:p text:style-name="P37"/>
      <text:p text:style-name="P38">Čl. I.</text:p>
      <text:p text:style-name="P39">Jednání za politické strany a koaliční výbor</text:p>
      <text:p text:style-name="P40"/>
      <text:p text:style-name="P41">§1</text:p>
      <text:p text:style-name="P42">Koaliční strany se dohodly na sestavení koaličního výboru, zodpovědného za naplňování této smlouvy, včetně programu, volební kampaně a sestavení rozpočtu volební kampaně a kontroly jeho plnění. Jehož členy budou 2 zástupci SZ a 2 zástupci Pirátů.<text:s/></text:p>
      <text:p text:style-name="P43"><text:span text:style-name="T44"><text:s/>Koaliční výbor rozhoduje záležitosti zpravidla konsensuálně (bez nutnosti hlasovat). Pokud to navrhne některá ze smluvních<text:s/></text:span><text:span text:style-name="T45">stran, rozhoduje se hlasováním<text:s/></text:span><text:span text:style-name="T46">prostou většinou hlasů. Náhradníci jsou vysíláni na jednání příslušnou smluvní stranou dle potřeby a hlasují v případě nepřítomnosti řádného člena koaličního výboru.</text:span></text:p>
      <text:p text:style-name="P47"><text:span text:style-name="T48">Jednání koaličního výboru se jako pozorovatelé mohou účastnit další - koaličním výborem přizvaní členové koaličních stran nebo přizvaní experti a zástupci příslušného podporovatele.</text:span></text:p>
      <text:p text:style-name="P49"><text:span text:style-name="T50">Pro jednotlivé oblasti přípravy a realizace programu může koaliční výbor určit jednoho nebo více garantů.</text:span></text:p>
      <text:p text:style-name="P51"><text:span text:style-name="T52">Má-li koaliční výbor rozhodnout ve věci, kterou tato smlouva neřeší nebo neřeší jednoznačně, a na které je zároveň těžké nalézt shodu, iniciuje tento výbor uzavření do</text:span><text:span text:style-name="T53">datku k této smlouvě.<text:s/></text:span><text:span text:style-name="T54">Za koaliční výbor navenek (např. tiskové konference, stanoviska, odpovědi na dotazy) jednají po dohodě určení členové výboru. Za prezentaci navenek je primárně odpovědný lídr kandidáty.<text:s/></text:span></text:p>
      <text:p text:style-name="P55"/>
      <text:p text:style-name="P56"/>
      <text:p text:style-name="P57">Čl. II.</text:p>
      <text:p text:style-name="P58">Kandidátní listina a její registrace</text:p>
      <text:p text:style-name="P59"/>
      <text:p text:style-name="P60">§ 2</text:p>
      <text:p text:style-name="P61">Kandidátní listinu (dále jen KL) sestavuje koaliční výbor podle nominací koaličních stran.</text:p>
      <text:p text:style-name="P62"/>
      <text:soft-page-break/>
      <text:p text:style-name="P63"><text:span text:style-name="T64"><text:s text:c="12"/></text:span></text:p>
      <text:p text:style-name="P65"><text:span text:style-name="T66">Smluvní koaliční strana může nominovat jak členy své strany, tak kandidáty, kteří nejsou členy žádné politické</text:span><text:span text:style-name="T67"><text:s/>strany nebo politického hnutí.</text:span><text:span text:style-name="T68"><text:s/>Bez souhlasu nominující koaliční strany nemůže koaliční výbor měnit pořadí kandidátů. Kandidující strana má právo změny či jiného zásahu ke svým navrženým kandidátům. V případě odstoupení kandidáta hledá vhodnou náhradu nejprve strana, jejíž kandidát odstoupil, poté koaliční výbor.</text:span></text:p>
      <text:p text:style-name="P69"><text:span text:style-name="T70">Koaliční strany poté zajistí koaličnímu výboru prohlášení kandidátů včetně příloh s podpisem prohlášení i příloh (viz §<text:s/></text:span><text:span text:style-name="T71">3<text:s/></text:span><text:span text:style-name="T72">t</text:span><text:span text:style-name="T73">éto smlouvy).</text:span></text:p>
      <text:p text:style-name="P74">O sestavení KL vyhotoví koaliční výbor zápis, který podepíší všichni členové koaličního výboru.</text:p>
      <text:p text:style-name="P75"/>
      <text:p text:style-name="P76">§ 3</text:p>
      <text:p text:style-name="P77">Kandidáty nominuje každá koaliční strana s tím, že kandidát musí v termínu dle požadavku koaličního výboru:</text:p>
      <text:list text:style-name="WW8Num1">
        <text:list-item text:start-value="1">
          <text:p text:style-name="P78">Splňovat nároky Zákona.</text:p>
        </text:list-item>
        <text:list-item>
          <text:p text:style-name="P79">Podepsat prohlášení kandidáta dle Zákona.</text:p>
        </text:list-item>
        <text:list-item>
          <text:p text:style-name="P80">Podepsat dohodnuté přílohy prohlášení kandidáta (podle potřeby napsat svůj životopis a poskytnout další osobní údaje pro volební materiály, souhlas s účastí na volební kampani, závazek podporovat ostatní kandidáty a neodchylovat se od volebního programu koalice).</text:p>
        </text:list-item>
        <text:list-item>
          <text:p text:style-name="P81"><text:span text:style-name="T82">Podepsat etický kodex kandidáta, který pro účely voleb užívají příslušné smluvní strany.</text:span></text:p>
        </text:list-item>
      </text:list>
      <text:p text:style-name="P83"/>
      <text:p text:style-name="P84">§ 4</text:p>
      <text:p text:style-name="P85">Volebním zmocněncem a jeho náhradníkem koaliční strany jmenují osobu schválenou koaličním výborem (podle příslušného ustanovení Zákona) Nároky na kandidáta se přiměřeně uplatní i na volebního zmocněnce a jeho náhradníka.</text:p>
      <text:p text:style-name="P86"/>
      <text:p text:style-name="P87">§ 5</text:p>
      <text:p text:style-name="P88"><text:span text:style-name="T89">Registraci KL, složení příspěvku na volební náklady a případné opravy KL (podle §20-26 Zákona o komunálních volbách) zajistí volební zmocněnec.</text:span></text:p>
      <text:p text:style-name="P90"/>
      <text:p text:style-name="P91"/>
      <text:p text:style-name="P92">§ 7</text:p>
      <text:p text:style-name="P93">Odvolávání kandidáta ze zaregistrované KL provede volební zmocněnec pouze na základě písemného jednomyslného rozhodnutí koaličního výboru a to v případě, že:</text:p>
      <text:list text:style-name="WW8Num2">
        <text:list-item text:start-value="1">
          <text:p text:style-name="P94">Kandidát přestal splňovat nároky Zákona (volitelnost).</text:p>
        </text:list-item>
        <text:list-item>
          <text:p text:style-name="P95">Kandidát opakovaně nebo zásadně porušil závazky kandidáta (§4 této smlouvy).</text:p>
        </text:list-item>
        <text:list-item>
          <text:p text:style-name="P96">Příslušný orgán strany, který kandidáta nominoval, rozhodl o jeho stažení z KL.</text:p>
        </text:list-item>
      </text:list>
      <text:p text:style-name="P97"/>
      <text:p text:style-name="P98">Čl. III.</text:p>
      <text:p text:style-name="P99"><text:span text:style-name="T100">Volební kampaň a fórum kandidátů</text:span></text:p>
      <text:p text:style-name="P101"/>
      <text:p text:style-name="P102">§8</text:p>
      <text:p text:style-name="P103"><text:span text:style-name="T104">Volební program koalice nesmí být v rozporu se základními programovými dokumenty koaličních stran. Koaliční výbor sestaví volební program ve dvou verzích: úplný - podrobný (odrážející představy koalice na celou problematiku, řešenou městským zastupitelstvem), zkrácený - volební teze, resp. leták pro voliče. Tisková a elektronická podoba programu se nesmí lišit. Každá smluvní strana má právo veta k jednotlivým bodům společného programu, pokud se nepodaří nalézt vzájemnou shodu na přijatelné formulaci.</text:span></text:p>
      <text:p text:style-name="P105"><text:span text:style-name="T106">Koaliční strany se zavazují zveřejnit úplná znění volebního programu na svých webových stránkách a společném webu, pokud takový web vznikne.</text:span></text:p>
      <text:p text:style-name="P107"/>
      <text:p text:style-name="P108">§9</text:p>
      <text:p text:style-name="P109">Za organizaci volební kampaně je odpovědný koaliční výbor, běžnou operativu řeší určení zástupci každé koaliční strany podle pravidel, která stanoví koaliční výbor. Tato pravidla zejména<text:s/><text:soft-page-break/>stanoví použité prostředky (noviny, letáky, rozhovory, mítinky atd.) a odpovědnost za smluvní vztahy s dodavateli prací a služeb pro volební kampaň (agenturami).</text:p>
      <text:p text:style-name="P110"/>
      <text:p text:style-name="P111">§10</text:p>
      <text:p text:style-name="P112">Koaliční strany poskytnou na vedení volební kampaně vzájemně dohodnutou částku. V případě SZ je tato částka 35.000 CZK a případě Pirátů 20.000 <text:s/>CZK. <text:s text:c="2"/>Dále smluvní strany budou usilovat o dary třetích osob. Koaliční prostředky se budou shromažďovat na transparentním účtu kampaně vedeném na pražském účtu SZ pod specifickým symbolem.<text:s/></text:p>
      <text:p text:style-name="P113"/>
      <text:p text:style-name="P114"><text:span text:style-name="T115">Čl. IV.</text:span></text:p>
      <text:p text:style-name="P116">Podporovatelé</text:p>
      <text:p text:style-name="P117"/>
      <text:p text:style-name="P118"><text:span text:style-name="T119">Smluvní strany této koalice budou usilovat o podporu svého programu a kandidátů mezi občanskými spolky a iniciativami. Pokud příslušný spolek vysloví souhlas, budou jeho název uvádět v průběhu svých aktivit a kampaně.</text:span></text:p>
      <text:p text:style-name="P120"/>
      <text:p text:style-name="P121"/>
      <text:p text:style-name="P122">Čl. V.</text:p>
      <text:h text:style-name="P123" text:outline-level="1">Městské zastupitelstvo</text:h>
      <text:p text:style-name="P124">(překročí-li volební zisk koalice 5%)</text:p>
      <text:p text:style-name="P125"/>
      <text:p text:style-name="P126">§12</text:p>
      <text:p text:style-name="P127"><text:span text:style-name="T128"><text:s text:c="11"/>Kandidáti koalice, zvolení do městského zastupitelstva po převzetí mandátu vstoupí do jednoho klubu. Po dohodě ve volebním štábu budou prosazovat společné kandidáty do výborů zastupitelstva a komisí rady, na radní a jiné volené funkce</text:span><text:span text:style-name="T129">,<text:s/></text:span><text:span text:style-name="T130">v závislosti na kvalifikaci a zkušenosti kandidáta. Činnost koaličního výboru trvá i v době po zvolení kandidátů až do ukončení volebního období nebo do zániku společného klubu zastupitelů. Koaliční výbor v této době podává návrh na předsedu klubu zastupitelů, vyslání zástupců stran koalice do výborů zastupitelstva i komisí rady a jiných případných orgánů města.</text:span></text:p>
      <text:p text:style-name="P131"><text:s text:c="11"/>.</text:p>
      <text:p text:style-name="P132"/>
      <text:p text:style-name="P133"><text:span text:style-name="T134">Čl. VI.</text:span></text:p>
      <text:p text:style-name="P135">Další ujednání</text:p>
      <text:p text:style-name="P136"/>
      <text:p text:style-name="P137">§13</text:p>
      <text:p text:style-name="P138"><text:span text:style-name="T139">Tato smlouva neupravuje možnou spolupráci smluvních stran v jiných volbách, může však být přiměřeně použita.</text:span></text:p>
      <text:p text:style-name="P140"><text:span text:style-name="T141">V personálních otázkách, které nejsou vyhrazeny každé ze stran této smlouvy, se smluvní strany zavazují k vyjednávání, které povede k dohodě na společné osobě.<text:s/></text:span></text:p>
      <text:p text:style-name="P142"/>
      <text:p text:style-name="P143"/>
      <text:p text:style-name="P144">Čl. VII.</text:p>
      <text:p text:style-name="P145">Platnost smlouvy</text:p>
      <text:p text:style-name="P146"/>
      <text:p text:style-name="P147">§14</text:p>
      <text:p text:style-name="P148">Platnost této smlouvy je ukončena:</text:p>
      <text:list text:style-name="WW8Num3">
        <text:list-item text:start-value="1">
          <text:p text:style-name="P149">V případě, že koalice získá ve volbách do zastupitelstva MČ méně než 5% odevzdaných hlasů.</text:p>
        </text:list-item>
        <text:list-item>
          <text:p text:style-name="P150"><text:span text:style-name="T151">V případě, že koalice získá 5% a více odevzdaných hlasů skončením platnosti mandátů zastupitelů koalice v zastupitelstvu MČ.<text:s/></text:span></text:p>
        </text:list-item>
        <text:list-item>
          <text:p text:style-name="P152"><text:span text:style-name="T153">Od této smlouvy lze po volbách také jednostranně odstoupit z důvodů závažného porušení koaliční smlouvy nebo volebního programu koalice jinou zúčastněnou stranou.<text:s/></text:span></text:p>
        </text:list-item>
      </text:list>
      <text:p text:style-name="P154">Odstoupení musí být učiněno písemně a odůvodněno. Smlouva byla podepsána ve dvou vyhotoveních, z nichž každý má platnost originálu a každé straně byl předán jeden výtisk této smlouvy. Smlouva obsahuje čtyři listy.</text:p>
      <text:p text:style-name="P155"><text:s/></text:p>
      <text:p text:style-name="P156"/>
      <text:p text:style-name="P157"/>
      <text:p text:style-name="P158">V Praze dne ………………</text:p>
      <text:p text:style-name="P159"/>
      <text:p text:style-name="P160"/>
      <text:p text:style-name="P161"/>
      <text:p text:style-name="P162">………………………………….…</text:p>
      <text:p text:style-name="Standard"><text:span text:style-name="T163"><text:s text:c="98"/>Za Stranu zelených</text:span></text:p>
      <text:p text:style-name="P164">V Praze dne ………………</text:p>
      <text:h text:style-name="P165" text:outline-level="2"/>
      <text:h text:style-name="P166" text:outline-level="2"/>
      <text:p text:style-name="Standard"/>
      <text:p text:style-name="P167">………………………………….…</text:p>
      <text:h text:style-name="Nadpis2" text:outline-level="2"><text:s text:c="98"/>Za Piráty <text:s text:c="80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style:font-size-complex="10pt" fo:hyphenate="false"/>
    </style:style>
    <style:style style:name="Nadpis2" style:display-name="Nadpis 2" style:family="paragraph" style:parent-style-name="Standard" style:next-style-name="Standard" style:default-outline-level="2">
      <style:paragraph-properties fo:keep-with-next="always" fo:text-align="justify"/>
      <style:text-properties style:font-size-complex="10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Seznam" style:display-name="Seznam" style:family="paragraph" style:parent-style-name="Textbody">
      <style:text-properties style:font-name-complex="Lohit Hindi"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extbodyindent" style:display-name="Text body indent" style:family="paragraph" style:parent-style-name="Standard">
      <style:paragraph-properties fo:text-align="justify" fo:text-indent="0.4916in"/>
      <style:text-properties style:font-size-complex="10pt" fo:hyphenate="false"/>
    </style:style>
    <style:style style:name="Základnítext2" style:display-name="Základní text 2" style:family="paragraph" style:parent-style-name="Standard">
      <style:paragraph-properties fo:text-align="justify"/>
      <style:text-properties fo:font-weight="bold" style:font-weight-asian="bold" fo:font-size="16pt" style:font-size-asian="16pt" fo:hyphenate="false"/>
    </style:style>
    <style:style style:name="WW8Num1z0" style:display-name="WW8Num1z0" style:family="text">
      <style:text-properties fo:font-size="11pt" style:font-size-asian="11pt" style:font-size-complex="11pt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fo:font-size="11pt" style:font-size-asian="11pt" style:font-size-complex="11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St2z1" style:display-name="WW8NumSt2z1" style:family="text">
      <style:text-properties style:font-name="Courier New" style:font-name-complex="Courier New"/>
    </style:style>
    <style:style style:name="WW8NumSt4z1" style:display-name="WW8NumSt4z1" style:family="text">
      <style:text-properties style:font-name="Courier New" style:font-name-complex="Courier New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style:font-name-complex="Mangal" fo:font-size="10pt" style:font-size-asian="10pt" style:font-size-complex="9pt" fo:hyphenate="false"/>
    </style:style>
    <style:style style:name="TextkomentářeChar" style:display-name="Text komentáře Char" style:family="text" style:parent-style-name="Standardnípísmoodstavce">
      <style:text-properties style:font-name-complex="Mangal" fo:font-size="10pt" style:font-size-asian="10pt" style:font-size-complex="9pt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bubliny" style:display-name="Text bubliny" style:family="paragraph" style:parent-style-name="Normální">
      <style:text-properties style:font-name="Tahoma" style:font-name-complex="Mangal" fo:font-size="8pt" style:font-size-asian="8pt" style:font-size-complex="7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fo:font-size="11pt" style:font-size-asian="11pt" style:font-size-complex="11pt"/>
    </style:style>
    <style:style style:name="WW_CharLFO1LVL2" style:family="text">
      <style:text-properties style:font-name="Courier New" style:font-name-complex="Courier New"/>
    </style:style>
    <text:list-style style:name="WW8Num1" style:display-name="WW8Num1">
      <text:list-level-style-number text:level="1" text:style-name="WW_CharLFO1LVL1" style:num-suffix="." style:num-format="a" style:num-letter-sync="true">
        <style:list-level-properties/>
      </text:list-level-style-number>
      <text:list-level-style-number text:level="2" text:style-name="WW_CharLFO1LVL2" style:num-prefix="o" style:num-format="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</text:list-style>
    <style:style style:name="WW_CharLFO2LVL2" style:family="text">
      <style:text-properties style:font-name="Courier New" style:font-name-complex="Courier New"/>
    </style:style>
    <text:list-style style:name="WW8Num2" style:display-name="WW8Num2">
      <text:list-level-style-number text:level="1" style:num-suffix="." style:num-format="a" style:num-letter-sync="true">
        <style:list-level-properties/>
      </text:list-level-style-number>
      <text:list-level-style-number text:level="2" text:style-name="WW_CharLFO2LVL2" style:num-prefix="o" style:num-format="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</text:list-style>
    <style:style style:name="WW_CharLFO3LVL1" style:family="text">
      <style:text-properties fo:font-size="11pt" style:font-size-asian="11pt" style:font-size-complex="11pt"/>
    </style:style>
    <text:list-style style:name="WW8Num3" style:display-name="WW8Num3">
      <text:list-level-style-number text:level="1" text:style-name="WW_CharLFO3LVL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ZáhlavíChar" style:display-name="Záhlaví Char" style:family="text" style:parent-style-name="Standardnípísmoodstavce">
      <style:text-properties style:font-name-complex="Mangal" style:font-size-complex="10.5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ZápatíChar" style:display-name="Zápatí Char" style:family="text" style:parent-style-name="Standardnípísmoodstavce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Zápatí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2"><text:page-number text:fixed="false">1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mlouva o koalici pro volby do městského zastupitelstva Českých Budějovic v roce 2010 a o spolupráci zastupitelů v městském zastupitelstvu v případě jejich zvolení</dc:title>
    <meta:initial-creator>Acer</meta:initial-creator>
    <dc:creator>Tomáš Murňák</dc:creator>
    <meta:creation-date>2014-07-03T08:55:00Z</meta:creation-date>
    <dc:date>2014-07-03T08:55:00Z</dc:date>
    <meta:template xlink:href="Normal.dotm" xlink:type="simple"/>
    <meta:editing-cycles>2</meta:editing-cycles>
    <meta:editing-duration>PT60S</meta:editing-duration>
    <meta:document-statistic meta:page-count="4" meta:paragraph-count="15" meta:word-count="1160" meta:character-count="7995" meta:row-count="57" meta:non-whitespace-character-count="6850"/>
  </office:meta>
</office:document-meta>
</file>